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style:font-name="Helvetica" style:font-name-complex="Helvetica" fo:color="#000000" fo:font-size="10.5pt" style:font-size-asian="10.5pt" style:font-size-complex="10.5pt" fo:background-color="#FFFFFF" fo:language="en" fo:country="GB"/>
    </style:style>
    <style:style style:name="T4" style:parent-style-name="Hyperlink" style:family="text">
      <style:text-properties style:font-name="Helvetica" style:font-name-complex="Helvetica" fo:font-size="10.5pt" style:font-size-asian="10.5pt" style:font-size-complex="10.5pt" fo:background-color="#FFFFFF"/>
    </style:style>
    <style:style style:name="P5" style:parent-style-name="Normal" style:family="paragraph">
      <style:text-properties style:font-name="Helvetica" style:font-name-complex="Helvetica" fo:font-size="10.5pt" style:font-size-asian="10.5pt" style:font-size-complex="10.5pt" fo:background-color="#FFFFFF"/>
    </style:style>
    <style:style style:name="P6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7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8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9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10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11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12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13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  <style:style style:name="P14" style:parent-style-name="Normal" style:family="paragraph">
      <style:text-properties style:font-name="Helvetica" style:font-name-complex="Helvetica" fo:font-size="10.5pt" style:font-size-asian="10.5pt" style:font-size-complex="10.5pt" fo:background-color="#FFFFFF" fo:language="en" fo:country="GB"/>
    </style:style>
  </office:automatic-styles>
  <office:body>
    <office:text text:use-soft-page-breaks="true">
      <text:p text:style-name="P1">Download the dataset from Kaggle.com</text:p>
      <text:p text:style-name="Normal"><text:span text:style-name="T2">Link:</text:span><text:span text:style-name="T3"><text:s/></text:span><text:a xlink:href="https://www.kaggle.com/thedagger/pokemon-generation-one" office:target-frame-name="_top" xlink:show="replace"><text:span text:style-name="T4">https://www.kaggle.com/thedagger/pokemon-generation-one</text:span></text:a></text:p>
      <text:p text:style-name="P5"/>
      <text:p text:style-name="P6">I have chosen 3 types of pokemon</text:p>
      <text:p text:style-name="P7">1. Bulbasaur</text:p>
      <text:p text:style-name="P8">2. Meowth</text:p>
      <text:p text:style-name="P9">3.<text:s/>Pikachu<text:s/></text:p>
      <text:p text:style-name="P10">I trained for 500 epochs which is quite a<text:s/>high<text:s/>number for MLP. In practice 100 or 200 is enough</text:p>
      <text:p text:style-name="P11">In test results it is classifying many Meowth as Bulbasaur</text:p>
      <text:p text:style-name="P12">I f we do some more tuning or stopping in middle we might get better results.</text:p>
      <text:p text:style-name="P13">We can also see misclassified images. Meowth is classified as Bulbasaur misclassification is due to lot of pixels are yellow.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riman naini</meta:initial-creator>
    <dc:creator>sriman naini</dc:creator>
    <meta:creation-date>2020-11-20T11:09:00Z</meta:creation-date>
    <dc:date>2020-11-20T12:38:00Z</dc:date>
    <meta:template xlink:href="Normal.dotm" xlink:type="simple"/>
    <meta:editing-cycles>2</meta:editing-cycles>
    <meta:editing-duration>PT0S</meta:editing-duration>
    <meta:document-statistic meta:page-count="1" meta:paragraph-count="1" meta:word-count="89" meta:character-count="600" meta:row-count="4" meta:non-whitespace-character-count="512"/>
  </office:meta>
</office:document-meta>
</file>